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8mm"/>
    </style:style>
    <style:style style:name="co2" style:family="table-column">
      <style:table-column-properties fo:break-before="auto" style:column-width="59.73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23.66mm"/>
    </style:style>
    <style:style style:name="co6" style:family="table-column">
      <style:table-column-properties fo:break-before="auto" style:column-width="100.0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dicionales_31Jul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jerochag@unal.edu.co</text:p>
          </table:table-cell>
          <table:table-cell office:value-type="string" calcext:value-type="string">
            <text:p>Jair Eduardo Rocha Gónzalez</text:p>
          </table:table-cell>
          <table:table-cell office:value-type="float" office:value="227" calcext:value-type="float">
            <text:p>227</text:p>
          </table:table-cell>
          <table:table-cell office:value-type="float" office:value="79961009" calcext:value-type="float">
            <text:p>79961009</text:p>
          </table:table-cell>
          <table:table-cell table:formula="of:=&quot;INSERT INTO `Usuarios_temp`(`Id`, `username`, `CC`,`valor`, `Tipo`) VALUES ('&quot;&amp;[.D1]&amp;&quot;','&quot;&amp;[.B1]&amp;&quot;',&quot;&amp;[.C1]&amp;&quot;,0,'P');&quot;" office:value-type="string" office:string-value="INSERT INTO `Usuarios_temp`(`Id`, `username`, `CC`,`valor`, `Tipo`) VALUES ('79961009','Jair Eduardo Rocha Gónzalez',227,0,'P');" calcext:value-type="string">
            <text:p>INSERT INTO `Usuarios_temp`(`Id`, `username`, `CC`,`valor`, `Tipo`) VALUES ('79961009','Jair Eduardo Rocha Gónzalez',227,0,'P');</text:p>
          </table:table-cell>
          <table:table-cell office:value-type="string" calcext:value-type="string">
            <text:p>DELETE FROM `Usuarios` WHERE CC &gt; 226 and CC &lt; 888</text:p>
          </table:table-cell>
        </table:table-row>
        <table:table-row table:style-name="ro1">
          <table:table-cell office:value-type="string" calcext:value-type="string">
            <text:p>jpzamora@unisalle.edu.co</text:p>
          </table:table-cell>
          <table:table-cell office:value-type="string" calcext:value-type="string">
            <text:p>Juan Pablo Zamora Aguas</text:p>
          </table:table-cell>
          <table:table-cell office:value-type="float" office:value="228" calcext:value-type="float">
            <text:p>228</text:p>
          </table:table-cell>
          <table:table-cell office:value-type="float" office:value="7909840665" calcext:value-type="float">
            <text:p>7909840665</text:p>
          </table:table-cell>
          <table:table-cell table:formula="of:=&quot;INSERT INTO `Usuarios_temp`(`Id`, `username`, `CC`,`valor`, `Tipo`) VALUES ('&quot;&amp;[.D2]&amp;&quot;','&quot;&amp;[.B2]&amp;&quot;',&quot;&amp;[.C2]&amp;&quot;,0,'P');&quot;" office:value-type="string" office:string-value="INSERT INTO `Usuarios_temp`(`Id`, `username`, `CC`,`valor`, `Tipo`) VALUES ('7909840665','Juan Pablo Zamora Aguas',228,0,'P');" calcext:value-type="string">
            <text:p>INSERT INTO `Usuarios_temp`(`Id`, `username`, `CC`,`valor`, `Tipo`) VALUES ('7909840665','Juan Pablo Zamora Aguas',228,0,'P');</text:p>
          </table:table-cell>
          <table:table-cell/>
        </table:table-row>
        <table:table-row table:style-name="ro1">
          <table:table-cell office:value-type="string" calcext:value-type="string">
            <text:p>jflatorreo@unal.edu.co</text:p>
          </table:table-cell>
          <table:table-cell office:value-type="string" calcext:value-type="string">
            <text:p>Yudy Ximena Bolaños Bautista</text:p>
          </table:table-cell>
          <table:table-cell office:value-type="float" office:value="229" calcext:value-type="float">
            <text:p>229</text:p>
          </table:table-cell>
          <table:table-cell office:value-type="float" office:value="25274089" calcext:value-type="float">
            <text:p>25274089</text:p>
          </table:table-cell>
          <table:table-cell table:formula="of:=&quot;INSERT INTO `Usuarios_temp`(`Id`, `username`, `CC`,`valor`, `Tipo`) VALUES ('&quot;&amp;[.D3]&amp;&quot;','&quot;&amp;[.B3]&amp;&quot;',&quot;&amp;[.C3]&amp;&quot;,0,'P');&quot;" office:value-type="string" office:string-value="INSERT INTO `Usuarios_temp`(`Id`, `username`, `CC`,`valor`, `Tipo`) VALUES ('25274089','Yudy Ximena Bolaños Bautista',229,0,'P');" calcext:value-type="string">
            <text:p>INSERT INTO `Usuarios_temp`(`Id`, `username`, `CC`,`valor`, `Tipo`) VALUES ('25274089','Yudy Ximena Bolaños Bautista',229,0,'P');</text:p>
          </table:table-cell>
          <table:table-cell/>
        </table:table-row>
        <table:table-row table:style-name="ro1">
          <table:table-cell office:value-type="string" calcext:value-type="string">
            <text:p>angelaarias@unicomfacauca.edu.co</text:p>
          </table:table-cell>
          <table:table-cell office:value-type="string" calcext:value-type="string">
            <text:p>Ángela Daniela Arias Daza</text:p>
          </table:table-cell>
          <table:table-cell office:value-type="float" office:value="230" calcext:value-type="float">
            <text:p>230</text:p>
          </table:table-cell>
          <table:table-cell office:value-type="float" office:value="1107094908" calcext:value-type="float">
            <text:p>1107094908</text:p>
          </table:table-cell>
          <table:table-cell table:formula="of:=&quot;INSERT INTO `Usuarios_temp`(`Id`, `username`, `CC`,`valor`, `Tipo`) VALUES ('&quot;&amp;[.D4]&amp;&quot;','&quot;&amp;[.B4]&amp;&quot;',&quot;&amp;[.C4]&amp;&quot;,0,'P');&quot;" office:value-type="string" office:string-value="INSERT INTO `Usuarios_temp`(`Id`, `username`, `CC`,`valor`, `Tipo`) VALUES ('1107094908','Ángela Daniela Arias Daza',230,0,'P');" calcext:value-type="string">
            <text:p>INSERT INTO `Usuarios_temp`(`Id`, `username`, `CC`,`valor`, `Tipo`) VALUES ('1107094908','Ángela Daniela Arias Daza',230,0,'P');</text:p>
          </table:table-cell>
          <table:table-cell/>
        </table:table-row>
        <table:table-row table:style-name="ro1">
          <table:table-cell office:value-type="string" calcext:value-type="string">
            <text:p>julian9520@hotmail.com</text:p>
          </table:table-cell>
          <table:table-cell office:value-type="string" calcext:value-type="string">
            <text:p>Julián David Cañar</text:p>
          </table:table-cell>
          <table:table-cell office:value-type="float" office:value="231" calcext:value-type="float">
            <text:p>231</text:p>
          </table:table-cell>
          <table:table-cell office:value-type="float" office:value="1061777557" calcext:value-type="float">
            <text:p>1061777557</text:p>
          </table:table-cell>
          <table:table-cell table:formula="of:=&quot;INSERT INTO `Usuarios_temp`(`Id`, `username`, `CC`,`valor`, `Tipo`) VALUES ('&quot;&amp;[.D5]&amp;&quot;','&quot;&amp;[.B5]&amp;&quot;',&quot;&amp;[.C5]&amp;&quot;,0,'P');&quot;" office:value-type="string" office:string-value="INSERT INTO `Usuarios_temp`(`Id`, `username`, `CC`,`valor`, `Tipo`) VALUES ('1061777557','Julián David Cañar',231,0,'P');" calcext:value-type="string">
            <text:p>INSERT INTO `Usuarios_temp`(`Id`, `username`, `CC`,`valor`, `Tipo`) VALUES ('1061777557','Julián David Cañar',231,0,'P');</text:p>
          </table:table-cell>
          <table:table-cell/>
        </table:table-row>
        <table:table-row table:style-name="ro1">
          <table:table-cell office:value-type="string" calcext:value-type="string">
            <text:p>didiercordoba@unicomfacauca.edu.co</text:p>
          </table:table-cell>
          <table:table-cell office:value-type="string" calcext:value-type="string">
            <text:p>Didier Amadeus Córdoba Ipia</text:p>
          </table:table-cell>
          <table:table-cell office:value-type="float" office:value="232" calcext:value-type="float">
            <text:p>232</text:p>
          </table:table-cell>
          <table:table-cell office:value-type="float" office:value="1061754041" calcext:value-type="float">
            <text:p>1061754041</text:p>
          </table:table-cell>
          <table:table-cell table:formula="of:=&quot;INSERT INTO `Usuarios_temp`(`Id`, `username`, `CC`,`valor`, `Tipo`) VALUES ('&quot;&amp;[.D6]&amp;&quot;','&quot;&amp;[.B6]&amp;&quot;',&quot;&amp;[.C6]&amp;&quot;,0,'P');&quot;" office:value-type="string" office:string-value="INSERT INTO `Usuarios_temp`(`Id`, `username`, `CC`,`valor`, `Tipo`) VALUES ('1061754041','Didier Amadeus Córdoba Ipia',232,0,'P');" calcext:value-type="string">
            <text:p>INSERT INTO `Usuarios_temp`(`Id`, `username`, `CC`,`valor`, `Tipo`) VALUES ('1061754041','Didier Amadeus Córdoba Ipia',232,0,'P');</text:p>
          </table:table-cell>
          <table:table-cell/>
        </table:table-row>
        <table:table-row table:style-name="ro1">
          <table:table-cell office:value-type="string" calcext:value-type="string">
            <text:p>danihoyos25.dh@gmail.com</text:p>
          </table:table-cell>
          <table:table-cell office:value-type="string" calcext:value-type="string">
            <text:p>Daniela Hoyos López</text:p>
          </table:table-cell>
          <table:table-cell office:value-type="float" office:value="233" calcext:value-type="float">
            <text:p>233</text:p>
          </table:table-cell>
          <table:table-cell office:value-type="float" office:value="1061814343" calcext:value-type="float">
            <text:p>1061814343</text:p>
          </table:table-cell>
          <table:table-cell table:formula="of:=&quot;INSERT INTO `Usuarios_temp`(`Id`, `username`, `CC`,`valor`, `Tipo`) VALUES ('&quot;&amp;[.D7]&amp;&quot;','&quot;&amp;[.B7]&amp;&quot;',&quot;&amp;[.C7]&amp;&quot;,0,'P');&quot;" office:value-type="string" office:string-value="INSERT INTO `Usuarios_temp`(`Id`, `username`, `CC`,`valor`, `Tipo`) VALUES ('1061814343','Daniela Hoyos López',233,0,'P');" calcext:value-type="string">
            <text:p>INSERT INTO `Usuarios_temp`(`Id`, `username`, `CC`,`valor`, `Tipo`) VALUES ('1061814343','Daniela Hoyos López',233,0,'P');</text:p>
          </table:table-cell>
          <table:table-cell/>
        </table:table-row>
        <table:table-row table:style-name="ro1">
          <table:table-cell office:value-type="string" calcext:value-type="string">
            <text:p>martinfelipearcos@gmail.com</text:p>
          </table:table-cell>
          <table:table-cell office:value-type="string" calcext:value-type="string">
            <text:p>Martín Felipe Arcos Osorio</text:p>
          </table:table-cell>
          <table:table-cell office:value-type="float" office:value="234" calcext:value-type="float">
            <text:p>234</text:p>
          </table:table-cell>
          <table:table-cell office:value-type="float" office:value="1061762331" calcext:value-type="float">
            <text:p>1061762331</text:p>
          </table:table-cell>
          <table:table-cell table:formula="of:=&quot;INSERT INTO `Usuarios_temp`(`Id`, `username`, `CC`,`valor`, `Tipo`) VALUES ('&quot;&amp;[.D8]&amp;&quot;','&quot;&amp;[.B8]&amp;&quot;',&quot;&amp;[.C8]&amp;&quot;,0,'P');&quot;" office:value-type="string" office:string-value="INSERT INTO `Usuarios_temp`(`Id`, `username`, `CC`,`valor`, `Tipo`) VALUES ('1061762331','Martín Felipe Arcos Osorio',234,0,'P');" calcext:value-type="string">
            <text:p>INSERT INTO `Usuarios_temp`(`Id`, `username`, `CC`,`valor`, `Tipo`) VALUES ('1061762331','Martín Felipe Arcos Osorio',234,0,'P');</text:p>
          </table:table-cell>
          <table:table-cell/>
        </table:table-row>
        <table:table-row table:style-name="ro1">
          <table:table-cell office:value-type="string" calcext:value-type="string">
            <text:p>diegoferledezma@gmail.com</text:p>
          </table:table-cell>
          <table:table-cell office:value-type="string" calcext:value-type="string">
            <text:p>Diego Fernando Castaño Ledezma</text:p>
          </table:table-cell>
          <table:table-cell office:value-type="float" office:value="235" calcext:value-type="float">
            <text:p>235</text:p>
          </table:table-cell>
          <table:table-cell office:value-type="float" office:value="1061791205" calcext:value-type="float">
            <text:p>1061791205</text:p>
          </table:table-cell>
          <table:table-cell table:formula="of:=&quot;INSERT INTO `Usuarios_temp`(`Id`, `username`, `CC`,`valor`, `Tipo`) VALUES ('&quot;&amp;[.D9]&amp;&quot;','&quot;&amp;[.B9]&amp;&quot;',&quot;&amp;[.C9]&amp;&quot;,0,'P');&quot;" office:value-type="string" office:string-value="INSERT INTO `Usuarios_temp`(`Id`, `username`, `CC`,`valor`, `Tipo`) VALUES ('1061791205','Diego Fernando Castaño Ledezma',235,0,'P');" calcext:value-type="string">
            <text:p>INSERT INTO `Usuarios_temp`(`Id`, `username`, `CC`,`valor`, `Tipo`) VALUES ('1061791205','Diego Fernando Castaño Ledezma',235,0,'P');</text:p>
          </table:table-cell>
          <table:table-cell/>
        </table:table-row>
        <table:table-row table:style-name="ro1">
          <table:table-cell office:value-type="string" calcext:value-type="string">
            <text:p>yeskoxi@gmail.com</text:p>
          </table:table-cell>
          <table:table-cell office:value-type="string" calcext:value-type="string">
            <text:p>Yesid Ediver Anacona Mopan</text:p>
          </table:table-cell>
          <table:table-cell office:value-type="float" office:value="236" calcext:value-type="float">
            <text:p>236</text:p>
          </table:table-cell>
          <table:table-cell office:value-type="float" office:value="1060989585" calcext:value-type="float">
            <text:p>1060989585</text:p>
          </table:table-cell>
          <table:table-cell table:formula="of:=&quot;INSERT INTO `Usuarios_temp`(`Id`, `username`, `CC`,`valor`, `Tipo`) VALUES ('&quot;&amp;[.D10]&amp;&quot;','&quot;&amp;[.B10]&amp;&quot;',&quot;&amp;[.C10]&amp;&quot;,0,'P');&quot;" office:value-type="string" office:string-value="INSERT INTO `Usuarios_temp`(`Id`, `username`, `CC`,`valor`, `Tipo`) VALUES ('1060989585','Yesid Ediver Anacona Mopan',236,0,'P');" calcext:value-type="string">
            <text:p>INSERT INTO `Usuarios_temp`(`Id`, `username`, `CC`,`valor`, `Tipo`) VALUES ('1060989585','Yesid Ediver Anacona Mopan',236,0,'P');</text:p>
          </table:table-cell>
          <table:table-cell/>
        </table:table-row>
        <table:table-row table:style-name="ro1">
          <table:table-cell office:value-type="string" calcext:value-type="string">
            <text:p>dianaperez.250493@gmail.com</text:p>
          </table:table-cell>
          <table:table-cell office:value-type="string" calcext:value-type="string">
            <text:p>Diana Patricia Pérez Calvo</text:p>
          </table:table-cell>
          <table:table-cell office:value-type="float" office:value="237" calcext:value-type="float">
            <text:p>237</text:p>
          </table:table-cell>
          <table:table-cell office:value-type="float" office:value="1129566809" calcext:value-type="float">
            <text:p>1129566809</text:p>
          </table:table-cell>
          <table:table-cell table:formula="of:=&quot;INSERT INTO `Usuarios_temp`(`Id`, `username`, `CC`,`valor`, `Tipo`) VALUES ('&quot;&amp;[.D11]&amp;&quot;','&quot;&amp;[.B11]&amp;&quot;',&quot;&amp;[.C11]&amp;&quot;,0,'P');&quot;" office:value-type="string" office:string-value="INSERT INTO `Usuarios_temp`(`Id`, `username`, `CC`,`valor`, `Tipo`) VALUES ('1129566809','Diana Patricia Pérez Calvo',237,0,'P');" calcext:value-type="string">
            <text:p>INSERT INTO `Usuarios_temp`(`Id`, `username`, `CC`,`valor`, `Tipo`) VALUES ('1129566809','Diana Patricia Pérez Calvo',237,0,'P');</text:p>
          </table:table-cell>
          <table:table-cell/>
        </table:table-row>
        <table:table-row table:style-name="ro1">
          <table:table-cell office:value-type="string" calcext:value-type="string">
            <text:p>jhonsegura3@gmail.com</text:p>
          </table:table-cell>
          <table:table-cell office:value-type="string" calcext:value-type="string">
            <text:p>John Alexander Segura</text:p>
          </table:table-cell>
          <table:table-cell office:value-type="float" office:value="238" calcext:value-type="float">
            <text:p>238</text:p>
          </table:table-cell>
          <table:table-cell office:value-type="float" office:value="1061809809" calcext:value-type="float">
            <text:p>1061809809</text:p>
          </table:table-cell>
          <table:table-cell table:formula="of:=&quot;INSERT INTO `Usuarios_temp`(`Id`, `username`, `CC`,`valor`, `Tipo`) VALUES ('&quot;&amp;[.D12]&amp;&quot;','&quot;&amp;[.B12]&amp;&quot;',&quot;&amp;[.C12]&amp;&quot;,0,'P');&quot;" office:value-type="string" office:string-value="INSERT INTO `Usuarios_temp`(`Id`, `username`, `CC`,`valor`, `Tipo`) VALUES ('1061809809','John Alexander Segura',238,0,'P');" calcext:value-type="string">
            <text:p>INSERT INTO `Usuarios_temp`(`Id`, `username`, `CC`,`valor`, `Tipo`) VALUES ('1061809809','John Alexander Segura',238,0,'P');</text:p>
          </table:table-cell>
          <table:table-cell/>
        </table:table-row>
        <table:table-row table:style-name="ro1">
          <table:table-cell office:value-type="string" calcext:value-type="string">
            <text:p>martha@hotmail.com</text:p>
          </table:table-cell>
          <table:table-cell office:value-type="string" calcext:value-type="string">
            <text:p>Marta Milena Cerón Bolaños</text:p>
          </table:table-cell>
          <table:table-cell office:value-type="float" office:value="239" calcext:value-type="float">
            <text:p>239</text:p>
          </table:table-cell>
          <table:table-cell office:value-type="float" office:value="1061729756" calcext:value-type="float">
            <text:p>1061729756</text:p>
          </table:table-cell>
          <table:table-cell table:formula="of:=&quot;INSERT INTO `Usuarios_temp`(`Id`, `username`, `CC`,`valor`, `Tipo`) VALUES ('&quot;&amp;[.D13]&amp;&quot;','&quot;&amp;[.B13]&amp;&quot;',&quot;&amp;[.C13]&amp;&quot;,0,'P');&quot;" office:value-type="string" office:string-value="INSERT INTO `Usuarios_temp`(`Id`, `username`, `CC`,`valor`, `Tipo`) VALUES ('1061729756','Marta Milena Cerón Bolaños',239,0,'P');" calcext:value-type="string">
            <text:p>INSERT INTO `Usuarios_temp`(`Id`, `username`, `CC`,`valor`, `Tipo`) VALUES ('1061729756','Marta Milena Cerón Bolaños',239,0,'P');</text:p>
          </table:table-cell>
          <table:table-cell/>
        </table:table-row>
        <table:table-row table:style-name="ro1">
          <table:table-cell office:value-type="string" calcext:value-type="string">
            <text:p>daiexis0225@hotmail.com</text:p>
          </table:table-cell>
          <table:table-cell office:value-type="string" calcext:value-type="string">
            <text:p>Dairon Alexis Uribe Ordoñez</text:p>
          </table:table-cell>
          <table:table-cell office:value-type="float" office:value="240" calcext:value-type="float">
            <text:p>240</text:p>
          </table:table-cell>
          <table:table-cell office:value-type="float" office:value="1061737446" calcext:value-type="float">
            <text:p>1061737446</text:p>
          </table:table-cell>
          <table:table-cell table:formula="of:=&quot;INSERT INTO `Usuarios_temp`(`Id`, `username`, `CC`,`valor`, `Tipo`) VALUES ('&quot;&amp;[.D14]&amp;&quot;','&quot;&amp;[.B14]&amp;&quot;',&quot;&amp;[.C14]&amp;&quot;,0,'P');&quot;" office:value-type="string" office:string-value="INSERT INTO `Usuarios_temp`(`Id`, `username`, `CC`,`valor`, `Tipo`) VALUES ('1061737446','Dairon Alexis Uribe Ordoñez',240,0,'P');" calcext:value-type="string">
            <text:p>INSERT INTO `Usuarios_temp`(`Id`, `username`, `CC`,`valor`, `Tipo`) VALUES ('1061737446','Dairon Alexis Uribe Ordoñez',240,0,'P');</text:p>
          </table:table-cell>
          <table:table-cell/>
        </table:table-row>
        <table:table-row table:style-name="ro1">
          <table:table-cell office:value-type="string" calcext:value-type="string">
            <text:p>valentinalazo26@gmail.com</text:p>
          </table:table-cell>
          <table:table-cell office:value-type="string" calcext:value-type="string">
            <text:p>Laura Valentina Lazo Mulcue</text:p>
          </table:table-cell>
          <table:table-cell office:value-type="float" office:value="241" calcext:value-type="float">
            <text:p>241</text:p>
          </table:table-cell>
          <table:table-cell office:value-type="float" office:value="1144100131" calcext:value-type="float">
            <text:p>1144100131</text:p>
          </table:table-cell>
          <table:table-cell table:formula="of:=&quot;INSERT INTO `Usuarios_temp`(`Id`, `username`, `CC`,`valor`, `Tipo`) VALUES ('&quot;&amp;[.D15]&amp;&quot;','&quot;&amp;[.B15]&amp;&quot;',&quot;&amp;[.C15]&amp;&quot;,0,'P');&quot;" office:value-type="string" office:string-value="INSERT INTO `Usuarios_temp`(`Id`, `username`, `CC`,`valor`, `Tipo`) VALUES ('1144100131','Laura Valentina Lazo Mulcue',241,0,'P');" calcext:value-type="string">
            <text:p>INSERT INTO `Usuarios_temp`(`Id`, `username`, `CC`,`valor`, `Tipo`) VALUES ('1144100131','Laura Valentina Lazo Mulcue',241,0,'P');</text:p>
          </table:table-cell>
          <table:table-cell/>
        </table:table-row>
        <table:table-row table:style-name="ro1">
          <table:table-cell office:value-type="string" calcext:value-type="string">
            <text:p>luispame@unicomfacauca.edu.co</text:p>
          </table:table-cell>
          <table:table-cell office:value-type="string" calcext:value-type="string">
            <text:p>Luis Javier Pame Manzano</text:p>
          </table:table-cell>
          <table:table-cell office:value-type="float" office:value="242" calcext:value-type="float">
            <text:p>242</text:p>
          </table:table-cell>
          <table:table-cell office:value-type="float" office:value="1061808309" calcext:value-type="float">
            <text:p>1061808309</text:p>
          </table:table-cell>
          <table:table-cell table:formula="of:=&quot;INSERT INTO `Usuarios_temp`(`Id`, `username`, `CC`,`valor`, `Tipo`) VALUES ('&quot;&amp;[.D16]&amp;&quot;','&quot;&amp;[.B16]&amp;&quot;',&quot;&amp;[.C16]&amp;&quot;,0,'P');&quot;" office:value-type="string" office:string-value="INSERT INTO `Usuarios_temp`(`Id`, `username`, `CC`,`valor`, `Tipo`) VALUES ('1061808309','Luis Javier Pame Manzano',242,0,'P');" calcext:value-type="string">
            <text:p>INSERT INTO `Usuarios_temp`(`Id`, `username`, `CC`,`valor`, `Tipo`) VALUES ('1061808309','Luis Javier Pame Manzano',242,0,'P');</text:p>
          </table:table-cell>
          <table:table-cell/>
        </table:table-row>
        <table:table-row table:style-name="ro1">
          <table:table-cell office:value-type="string" calcext:value-type="string">
            <text:p>juanvilla777@hotmail.com</text:p>
          </table:table-cell>
          <table:table-cell office:value-type="string" calcext:value-type="string">
            <text:p>Juan Pablo Sanclemente Villaquiran</text:p>
          </table:table-cell>
          <table:table-cell office:value-type="float" office:value="243" calcext:value-type="float">
            <text:p>243</text:p>
          </table:table-cell>
          <table:table-cell office:value-type="float" office:value="1002970204" calcext:value-type="float">
            <text:p>1002970204</text:p>
          </table:table-cell>
          <table:table-cell table:formula="of:=&quot;INSERT INTO `Usuarios_temp`(`Id`, `username`, `CC`,`valor`, `Tipo`) VALUES ('&quot;&amp;[.D17]&amp;&quot;','&quot;&amp;[.B17]&amp;&quot;',&quot;&amp;[.C17]&amp;&quot;,0,'P');&quot;" office:value-type="string" office:string-value="INSERT INTO `Usuarios_temp`(`Id`, `username`, `CC`,`valor`, `Tipo`) VALUES ('1002970204','Juan Pablo Sanclemente Villaquiran',243,0,'P');" calcext:value-type="string">
            <text:p>INSERT INTO `Usuarios_temp`(`Id`, `username`, `CC`,`valor`, `Tipo`) VALUES ('1002970204','Juan Pablo Sanclemente Villaquiran',243,0,'P');</text:p>
          </table:table-cell>
          <table:table-cell/>
        </table:table-row>
        <table:table-row table:style-name="ro1">
          <table:table-cell office:value-type="string" calcext:value-type="string">
            <text:p>mabelqui71@gmail.com</text:p>
          </table:table-cell>
          <table:table-cell office:value-type="string" calcext:value-type="string">
            <text:p>Sully Stephania Quinayas Beltrán</text:p>
          </table:table-cell>
          <table:table-cell office:value-type="float" office:value="244" calcext:value-type="float">
            <text:p>244</text:p>
          </table:table-cell>
          <table:table-cell office:value-type="float" office:value="1007359869" calcext:value-type="float">
            <text:p>1007359869</text:p>
          </table:table-cell>
          <table:table-cell table:formula="of:=&quot;INSERT INTO `Usuarios_temp`(`Id`, `username`, `CC`,`valor`, `Tipo`) VALUES ('&quot;&amp;[.D18]&amp;&quot;','&quot;&amp;[.B18]&amp;&quot;',&quot;&amp;[.C18]&amp;&quot;,0,'P');&quot;" office:value-type="string" office:string-value="INSERT INTO `Usuarios_temp`(`Id`, `username`, `CC`,`valor`, `Tipo`) VALUES ('1007359869','Sully Stephania Quinayas Beltrán',244,0,'P');" calcext:value-type="string">
            <text:p>INSERT INTO `Usuarios_temp`(`Id`, `username`, `CC`,`valor`, `Tipo`) VALUES ('1007359869','Sully Stephania Quinayas Beltrán',244,0,'P');</text:p>
          </table:table-cell>
          <table:table-cell/>
        </table:table-row>
        <table:table-row table:style-name="ro1">
          <table:table-cell office:value-type="string" calcext:value-type="string">
            <text:p>e_dmb@hotmail.com</text:p>
          </table:table-cell>
          <table:table-cell office:value-type="string" calcext:value-type="string">
            <text:p>Efraín David Mosquera Benitez</text:p>
          </table:table-cell>
          <table:table-cell office:value-type="float" office:value="245" calcext:value-type="float">
            <text:p>245</text:p>
          </table:table-cell>
          <table:table-cell office:value-type="float" office:value="1059066328" calcext:value-type="float">
            <text:p>1059066328</text:p>
          </table:table-cell>
          <table:table-cell table:formula="of:=&quot;INSERT INTO `Usuarios_temp`(`Id`, `username`, `CC`,`valor`, `Tipo`) VALUES ('&quot;&amp;[.D19]&amp;&quot;','&quot;&amp;[.B19]&amp;&quot;',&quot;&amp;[.C19]&amp;&quot;,0,'P');&quot;" office:value-type="string" office:string-value="INSERT INTO `Usuarios_temp`(`Id`, `username`, `CC`,`valor`, `Tipo`) VALUES ('1059066328','Efraín David Mosquera Benitez',245,0,'P');" calcext:value-type="string">
            <text:p>INSERT INTO `Usuarios_temp`(`Id`, `username`, `CC`,`valor`, `Tipo`) VALUES ('1059066328','Efraín David Mosquera Benitez',245,0,'P');</text:p>
          </table:table-cell>
          <table:table-cell/>
        </table:table-row>
        <table:table-row table:style-name="ro1">
          <table:table-cell office:value-type="string" calcext:value-type="string">
            <text:p>danielavasquez@unicomfacauca.edu.co</text:p>
          </table:table-cell>
          <table:table-cell office:value-type="string" calcext:value-type="string">
            <text:p>Daniela Vásquez Carrasco</text:p>
          </table:table-cell>
          <table:table-cell office:value-type="float" office:value="246" calcext:value-type="float">
            <text:p>246</text:p>
          </table:table-cell>
          <table:table-cell office:value-type="float" office:value="1062333180" calcext:value-type="float">
            <text:p>1062333180</text:p>
          </table:table-cell>
          <table:table-cell table:formula="of:=&quot;INSERT INTO `Usuarios_temp`(`Id`, `username`, `CC`,`valor`, `Tipo`) VALUES ('&quot;&amp;[.D20]&amp;&quot;','&quot;&amp;[.B20]&amp;&quot;',&quot;&amp;[.C20]&amp;&quot;,0,'P');&quot;" office:value-type="string" office:string-value="INSERT INTO `Usuarios_temp`(`Id`, `username`, `CC`,`valor`, `Tipo`) VALUES ('1062333180','Daniela Vásquez Carrasco',246,0,'P');" calcext:value-type="string">
            <text:p>INSERT INTO `Usuarios_temp`(`Id`, `username`, `CC`,`valor`, `Tipo`) VALUES ('1062333180','Daniela Vásquez Carrasco',246,0,'P');</text:p>
          </table:table-cell>
          <table:table-cell/>
        </table:table-row>
        <table:table-row table:style-name="ro1">
          <table:table-cell office:value-type="string" calcext:value-type="string">
            <text:p>carlosyanquely@unicomfacauca.edu.co</text:p>
          </table:table-cell>
          <table:table-cell office:value-type="string" calcext:value-type="string">
            <text:p>Carlos Yanquely Leiva Zapata</text:p>
          </table:table-cell>
          <table:table-cell office:value-type="float" office:value="247" calcext:value-type="float">
            <text:p>247</text:p>
          </table:table-cell>
          <table:table-cell office:value-type="float" office:value="1062296363" calcext:value-type="float">
            <text:p>1062296363</text:p>
          </table:table-cell>
          <table:table-cell table:formula="of:=&quot;INSERT INTO `Usuarios_temp`(`Id`, `username`, `CC`,`valor`, `Tipo`) VALUES ('&quot;&amp;[.D21]&amp;&quot;','&quot;&amp;[.B21]&amp;&quot;',&quot;&amp;[.C21]&amp;&quot;,0,'P');&quot;" office:value-type="string" office:string-value="INSERT INTO `Usuarios_temp`(`Id`, `username`, `CC`,`valor`, `Tipo`) VALUES ('1062296363','Carlos Yanquely Leiva Zapata',247,0,'P');" calcext:value-type="string">
            <text:p>INSERT INTO `Usuarios_temp`(`Id`, `username`, `CC`,`valor`, `Tipo`) VALUES ('1062296363','Carlos Yanquely Leiva Zapata',247,0,'P');</text:p>
          </table:table-cell>
          <table:table-cell/>
        </table:table-row>
        <table:table-row table:style-name="ro1">
          <table:table-cell office:value-type="string" calcext:value-type="string">
            <text:p>nelcymariana@unicomfacauca.edu.co</text:p>
          </table:table-cell>
          <table:table-cell office:value-type="string" calcext:value-type="string">
            <text:p>Nelcy Mariana Hernández Pinchao</text:p>
          </table:table-cell>
          <table:table-cell office:value-type="float" office:value="248" calcext:value-type="float">
            <text:p>248</text:p>
          </table:table-cell>
          <table:table-cell office:value-type="float" office:value="1059990548" calcext:value-type="float">
            <text:p>1059990548</text:p>
          </table:table-cell>
          <table:table-cell table:formula="of:=&quot;INSERT INTO `Usuarios_temp`(`Id`, `username`, `CC`,`valor`, `Tipo`) VALUES ('&quot;&amp;[.D22]&amp;&quot;','&quot;&amp;[.B22]&amp;&quot;',&quot;&amp;[.C22]&amp;&quot;,0,'P');&quot;" office:value-type="string" office:string-value="INSERT INTO `Usuarios_temp`(`Id`, `username`, `CC`,`valor`, `Tipo`) VALUES ('1059990548','Nelcy Mariana Hernández Pinchao',248,0,'P');" calcext:value-type="string">
            <text:p>INSERT INTO `Usuarios_temp`(`Id`, `username`, `CC`,`valor`, `Tipo`) VALUES ('1059990548','Nelcy Mariana Hernández Pinchao',248,0,'P')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1T20:22:37.932460933</dc:date>
    <meta:editing-duration>PT1M56S</meta:editing-duration>
    <meta:editing-cycles>2</meta:editing-cycles>
    <meta:generator>LibreOffice/6.0.3.2$Linux_X86_64 LibreOffice_project/00m0$Build-2</meta:generator>
    <meta:document-statistic meta:table-count="1" meta:cell-count="111" meta:object-count="0"/>
  </office:meta>
</office:document-meta>
</file>